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Caladea" svg:font-family="Caladea" style:font-family-generic="roman"/>
    <style:font-face style:name="Carlito" svg:font-family="Carlito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0c2" officeooo:paragraph-rsid="000d40c2"/>
    </style:style>
    <style:style style:name="P2" style:family="paragraph" style:parent-style-name="Standard" style:list-style-name="L1">
      <style:text-properties officeooo:rsid="000d40c2" officeooo:paragraph-rsid="000d40c2"/>
    </style:style>
    <style:style style:name="P3" style:family="paragraph" style:parent-style-name="Standard" style:list-style-name="L3">
      <style:text-properties officeooo:rsid="000d40c2" officeooo:paragraph-rsid="000d40c2"/>
    </style:style>
    <style:style style:name="P4" style:family="paragraph" style:parent-style-name="Standard">
      <style:text-properties officeooo:paragraph-rsid="000d40c2"/>
    </style:style>
    <style:style style:name="P5" style:family="paragraph" style:parent-style-name="Standard">
      <style:text-properties fo:font-weight="bold" officeooo:rsid="000d40c2" officeooo:paragraph-rsid="000d40c2" style:font-weight-asian="bold" style:font-weight-complex="bold"/>
    </style:style>
    <style:style style:name="P6" style:family="paragraph" style:parent-style-name="Standard" style:list-style-name="L1">
      <style:text-properties officeooo:paragraph-rsid="000d40c2"/>
    </style:style>
    <style:style style:name="P7" style:family="paragraph" style:parent-style-name="Standard">
      <style:text-properties officeooo:paragraph-rsid="000fe76f"/>
    </style:style>
    <style:style style:name="P8" style:family="paragraph" style:parent-style-name="Standard" style:list-style-name="L3">
      <style:text-properties officeooo:rsid="000ff71d" officeooo:paragraph-rsid="000ff71d"/>
    </style:style>
    <style:style style:name="P9" style:family="paragraph" style:parent-style-name="Standard">
      <style:text-properties officeooo:paragraph-rsid="00152766"/>
    </style:style>
    <style:style style:name="P10" style:family="paragraph" style:parent-style-name="Standard">
      <style:text-properties officeooo:paragraph-rsid="0015c20b"/>
    </style:style>
    <style:style style:name="P11" style:family="paragraph" style:parent-style-name="Standard" style:list-style-name="L4">
      <style:text-properties officeooo:rsid="0015c20b" officeooo:paragraph-rsid="0015c20b"/>
    </style:style>
    <style:style style:name="P12" style:family="paragraph" style:parent-style-name="Standard" style:list-style-name="L4">
      <style:text-properties officeooo:rsid="0015c20b" officeooo:paragraph-rsid="001d9606"/>
    </style:style>
    <style:style style:name="P13" style:family="paragraph" style:parent-style-name="Standard">
      <style:text-properties officeooo:rsid="0015c20b" officeooo:paragraph-rsid="001d9606"/>
    </style:style>
    <style:style style:name="P14" style:family="paragraph" style:parent-style-name="Standard">
      <style:text-properties officeooo:paragraph-rsid="001d9606"/>
    </style:style>
    <style:style style:name="P15" style:family="paragraph" style:parent-style-name="Standard" style:list-style-name="L6">
      <style:text-properties officeooo:paragraph-rsid="001d9606"/>
    </style:style>
    <style:style style:name="P16" style:family="paragraph" style:parent-style-name="Standard" style:list-style-name="L5">
      <style:text-properties officeooo:rsid="0021636f" officeooo:paragraph-rsid="0021636f"/>
    </style:style>
    <style:style style:name="P17" style:family="paragraph" style:parent-style-name="Standard">
      <style:text-properties officeooo:paragraph-rsid="0021c53b"/>
    </style:style>
    <style:style style:name="P18" style:family="paragraph" style:parent-style-name="Standard">
      <style:text-properties officeooo:paragraph-rsid="002bf2a0"/>
    </style:style>
    <style:style style:name="P19" style:family="paragraph" style:parent-style-name="Standard">
      <style:text-properties officeooo:paragraph-rsid="002ee983"/>
    </style:style>
    <style:style style:name="P20" style:family="paragraph" style:parent-style-name="Standard">
      <style:paragraph-properties fo:text-align="center" style:justify-single-word="false"/>
      <style:text-properties officeooo:paragraph-rsid="000d40c2"/>
    </style:style>
    <style:style style:name="P21" style:family="paragraph" style:parent-style-name="Standard">
      <style:paragraph-properties fo:text-align="center" style:justify-single-word="false"/>
      <style:text-properties officeooo:paragraph-rsid="0037d624"/>
    </style:style>
    <style:style style:name="P22" style:family="paragraph" style:parent-style-name="Standard">
      <style:paragraph-properties fo:text-align="center" style:justify-single-word="false"/>
      <style:text-properties style:text-underline-style="none" fo:font-weight="bold" officeooo:rsid="000d40c2" officeooo:paragraph-rsid="000d40c2" style:font-weight-asian="bold" style:font-weight-complex="bold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0d40c2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0fe76f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152766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15c20b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1d9606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2bf2a0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0d40c2" officeooo:paragraph-rsid="002ee983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officeooo:paragraph-rsid="000d40c2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paragraph-rsid="000fe76f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paragraph-rsid="00152766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paragraph-rsid="0015c20b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paragraph-rsid="001d9606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2d3d0e" officeooo:paragraph-rsid="002d3d0e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2d3d0e" officeooo:paragraph-rsid="002ee983"/>
    </style:style>
    <style:style style:name="P37" style:family="paragraph" style:parent-style-name="Standard" style:list-style-name="L2">
      <style:paragraph-properties fo:margin-left="1.4772in" fo:margin-right="0in" fo:text-indent="-0.25in" style:auto-text-indent="false"/>
      <style:text-properties officeooo:rsid="000d40c2" officeooo:paragraph-rsid="000d40c2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0d40c2" officeooo:paragraph-rsid="000d40c2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paragraph-rsid="000d40c2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paragraph-rsid="000fe76f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paragraph-rsid="00152766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paragraph-rsid="00183905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paragraph-rsid="001d9606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2d3d0e" officeooo:paragraph-rsid="002d3d0e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2d3d0e" officeooo:paragraph-rsid="002ee983"/>
    </style:style>
    <style:style style:name="P46" style:family="paragraph" style:parent-style-name="Standard">
      <style:paragraph-properties fo:margin-left="0in" fo:margin-right="0in" fo:text-indent="0in" style:auto-text-indent="false"/>
      <style:text-properties officeooo:paragraph-rsid="002ee983"/>
    </style:style>
    <style:style style:name="T1" style:family="text">
      <style:text-properties officeooo:rsid="000d40c2"/>
    </style:style>
    <style:style style:name="T2" style:family="text">
      <style:text-properties fo:font-size="16pt" fo:font-weight="bold" officeooo:rsid="000d40c2" style:font-weight-asian="bold" style:font-weight-complex="bold"/>
    </style:style>
    <style:style style:name="T3" style:family="text">
      <style:text-properties fo:font-size="16pt" fo:font-weight="normal" officeooo:rsid="000d40c2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40c2" style:font-weight-asian="bold" style:font-weight-complex="bold"/>
    </style:style>
    <style:style style:name="T6" style:family="text">
      <style:text-properties fo:font-weight="bold" officeooo:rsid="000ff71d" style:font-weight-asian="bold" style:font-weight-complex="bold"/>
    </style:style>
    <style:style style:name="T7" style:family="text">
      <style:text-properties fo:font-weight="bold" officeooo:rsid="0019ed3e" style:font-weight-asian="bold" style:font-weight-complex="bold"/>
    </style:style>
    <style:style style:name="T8" style:family="text">
      <style:text-properties fo:font-weight="bold" officeooo:rsid="001cb55d" style:font-weight-asian="bold" style:font-weight-complex="bold"/>
    </style:style>
    <style:style style:name="T9" style:family="text">
      <style:text-properties fo:font-style="italic" officeooo:rsid="0021636f" style:font-style-asian="italic" style:font-style-complex="italic"/>
    </style:style>
    <style:style style:name="T10" style:family="text">
      <style:text-properties fo:font-style="italic" officeooo:rsid="0022b29e" style:font-style-asian="italic" style:font-style-complex="italic"/>
    </style:style>
    <style:style style:name="T11" style:family="text">
      <style:text-properties fo:font-weight="normal" officeooo:rsid="000d40c2" style:font-weight-asian="normal" style:font-weight-complex="normal"/>
    </style:style>
    <style:style style:name="T12" style:family="text">
      <style:text-properties fo:font-weight="normal" officeooo:rsid="000ff71d" style:font-weight-asian="normal" style:font-weight-complex="normal"/>
    </style:style>
    <style:style style:name="T13" style:family="text">
      <style:text-properties fo:font-weight="normal" officeooo:rsid="00152766" style:font-weight-asian="normal" style:font-weight-complex="normal"/>
    </style:style>
    <style:style style:name="T14" style:family="text">
      <style:text-properties fo:font-weight="normal" officeooo:rsid="0016b600" style:font-weight-asian="normal" style:font-weight-complex="normal"/>
    </style:style>
    <style:style style:name="T15" style:family="text">
      <style:text-properties fo:font-weight="normal" officeooo:rsid="0025f44c" style:font-weight-asian="normal" style:font-weight-complex="normal"/>
    </style:style>
    <style:style style:name="T16" style:family="text">
      <style:text-properties officeooo:rsid="00109716"/>
    </style:style>
    <style:style style:name="T17" style:family="text">
      <style:text-properties officeooo:rsid="0013524e"/>
    </style:style>
    <style:style style:name="T18" style:family="text">
      <style:text-properties officeooo:rsid="00152766"/>
    </style:style>
    <style:style style:name="T19" style:family="text">
      <style:text-properties officeooo:rsid="0015c20b"/>
    </style:style>
    <style:style style:name="T20" style:family="text">
      <style:text-properties officeooo:rsid="001b24fc"/>
    </style:style>
    <style:style style:name="T21" style:family="text">
      <style:text-properties officeooo:rsid="001cb55d"/>
    </style:style>
    <style:style style:name="T22" style:family="text">
      <style:text-properties officeooo:rsid="001d9606"/>
    </style:style>
    <style:style style:name="T23" style:family="text">
      <style:text-properties officeooo:rsid="001e30e4"/>
    </style:style>
    <style:style style:name="T24" style:family="text">
      <style:text-properties officeooo:rsid="001fc07a"/>
    </style:style>
    <style:style style:name="T25" style:family="text">
      <style:text-properties officeooo:rsid="0020d7f4"/>
    </style:style>
    <style:style style:name="T26" style:family="text">
      <style:text-properties officeooo:rsid="0021636f"/>
    </style:style>
    <style:style style:name="T27" style:family="text">
      <style:text-properties officeooo:rsid="002bf2a0"/>
    </style:style>
    <style:style style:name="T28" style:family="text">
      <style:text-properties officeooo:rsid="002c68bf"/>
    </style:style>
    <style:style style:name="T29" style:family="text">
      <style:text-properties officeooo:rsid="002ee983"/>
    </style:style>
    <style:style style:name="T30" style:family="text">
      <style:text-properties officeooo:rsid="002ff2a7"/>
    </style:style>
    <style:style style:name="T31" style:family="text">
      <style:text-properties officeooo:rsid="0031a8a3"/>
    </style:style>
    <style:style style:name="T32" style:family="text">
      <style:text-properties officeooo:rsid="0032236b"/>
    </style:style>
    <style:style style:name="T33" style:family="text">
      <style:text-properties officeooo:rsid="00398f68"/>
    </style:style>
    <style:style style:name="T34" style:family="text">
      <style:text-properties style:text-underline-style="solid" style:text-underline-type="double" style:text-underline-width="auto" style:text-underline-color="font-color"/>
    </style:style>
    <style:style style:name="T35" style:family="text">
      <style:text-properties style:text-underline-style="none"/>
    </style:style>
    <style:style style:name="T36" style:family="text">
      <style:text-properties officeooo:rsid="003a2f0c"/>
    </style:style>
    <style:style style:name="T37" style:family="text">
      <style:text-properties officeooo:rsid="003c0ffb"/>
    </style:style>
    <style:style style:name="T38" style:family="text">
      <style:text-properties officeooo:rsid="003cea0e"/>
    </style:style>
    <style:style style:name="T39" style:family="text">
      <style:text-properties officeooo:rsid="003f253d"/>
    </style:style>
    <style:style style:name="T40" style:family="text">
      <style:text-properties officeooo:rsid="00413c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2">Zuitt Coding Bootcamp Capstone 2: E-commerce API </text:span></text:p>
      <text:p text:style-name="P22">Routes <text:span text:style-name="T36">Request</text:span><text:span text:style-name="T38">s</text:span> <text:span text:style-name="T33">D</text:span><text:span text:style-name="T21">ocumentation</text:span></text:p>
      <text:p text:style-name="P21"><text:span text:style-name="T39">Created </text:span><text:span text:style-name="T21">b</text:span>y: <text:span text:style-name="T40">Clark</text:span></text:p>
      <text:p text:style-name="P1"><text:span text:style-name="T4"/></text:p>
      <text:p text:style-name="P5">USER ROUTES</text:p>
      <text:p text:style-name="P1">1. Register a user(POST) {{url}}/users/register</text:p>
      <text:p text:style-name="P1"><text:tab/>Request:</text:p>
      <text:p text:style-name="P1"><text:tab/><text:tab/>request body fields:</text:p>
      <text:list xml:id="list3653667602" text:style-name="L1">
        <text:list-item>
          <text:list>
            <text:list-item>
              <text:list>
                <text:list-item>
                  <text:p text:style-name="P6"><text:span text:style-name="T1">firstName</text:span></text:p>
                </text:list-item>
                <text:list-item>
                  <text:p text:style-name="P2">lastName</text:p>
                </text:list-item>
                <text:list-item>
                  <text:p text:style-name="P2">email</text:p>
                </text:list-item>
                <text:list-item>
                  <text:p text:style-name="P2">mobileNo</text:p>
                </text:list-item>
                <text:list-item>
                  <text:p text:style-name="P2">address</text:p>
                </text:list-item>
                <text:list-item>
                  <text:p text:style-name="P2">password</text:p>
                </text:list-item>
              </text:list>
            </text:list-item>
          </text:list>
        </text:list-item>
      </text:list>
      <text:p text:style-name="P1"><text:tab/>Response: </text:p>
      <text:p text:style-name="P1"><text:tab/><text:tab/>returns sa the registered user info</text:p>
      <text:p text:style-name="P1"/>
      <text:p text:style-name="P4"><text:span text:style-name="T1">2. Login user(POST) {{url}}/users/login</text:span></text:p>
      <text:p text:style-name="P23">Request:</text:p>
      <text:p text:style-name="P23"><text:tab/>request body fields:</text:p>
      <text:list xml:id="list2479805739" text:style-name="L2">
        <text:list-item>
          <text:list>
            <text:list-item>
              <text:list>
                <text:list-item>
                  <text:p text:style-name="P37">email</text:p>
                </text:list-item>
                <text:list-item>
                  <text:p text:style-name="P37">password</text:p>
                </text:list-item>
              </text:list>
            </text:list-item>
          </text:list>
        </text:list-item>
      </text:list>
      <text:p text:style-name="P23">Response:</text:p>
      <text:p text:style-name="P23"><text:tab/>it will return an access token</text:p>
      <text:p text:style-name="P1"/>
      <text:p text:style-name="P4"><text:span text:style-name="T1">3. Retrieve user details(GET) {{url}}/users/details</text:span></text:p>
      <text:p text:style-name="P23">Request:</text:p>
      <text:p text:style-name="P30"><text:span text:style-name="T1"><text:tab/>requires auth</text:span></text:p>
      <text:p text:style-name="P23">Response:</text:p>
      <text:p text:style-name="P30"><text:span text:style-name="T1"><text:tab/>it will return the logged user’s info</text:span></text:p>
      <text:p text:style-name="P4"/>
      <text:p text:style-name="P4"><text:span text:style-name="T1">4. Retrieve all users(GET) {{url}}/users/all</text:span></text:p>
      <text:p text:style-name="P23">Request:</text:p>
      <text:p text:style-name="P23"><text:tab/>requires auth and needs to be admin</text:p>
      <text:p text:style-name="P23">Response:</text:p>
      <text:p text:style-name="P23"><text:tab/>returns all the users and their info</text:p>
      <text:p text:style-name="P23"/>
      <text:p text:style-name="P4"><text:span text:style-name="T1">5. Update users(PUT) {{url}}/users/:userId/update</text:span></text:p>
      <text:p text:style-name="P23">Request:</text:p>
      <text:p text:style-name="P23"><text:tab/>requires auth and needs to be admin</text:p>
      <text:p text:style-name="P23"><text:tab/>request body fields (at least one of the following):</text:p>
      <text:list xml:id="list171414898062318" text:continue-list="list3653667602" text:style-name="L1">
        <text:list-item>
          <text:list>
            <text:list-item>
              <text:list>
                <text:list-item>
                  <text:p text:style-name="P6"><text:span text:style-name="T1">firstName</text:span></text:p>
                </text:list-item>
                <text:list-item>
                  <text:p text:style-name="P2">lastName</text:p>
                </text:list-item>
                <text:list-item>
                  <text:p text:style-name="P2">email</text:p>
                </text:list-item>
                <text:list-item>
                  <text:p text:style-name="P2">mobileNo</text:p>
                </text:list-item>
                <text:list-item>
                  <text:p text:style-name="P2">address</text:p>
                </text:list-item>
              </text:list>
            </text:list-item>
          </text:list>
        </text:list-item>
      </text:list>
      <text:p text:style-name="P23">Response:</text:p>
      <text:p text:style-name="P30"><text:span text:style-name="T1"><text:tab/>returns updated users and their info</text:span></text:p>
      <text:p text:style-name="P38"/>
      <text:p text:style-name="P4"><text:span text:style-name="T1">6. Delete user(DELETE) {{url}}/users/delete</text:span></text:p>
      <text:p text:style-name="P23">Request:</text:p>
      <text:p text:style-name="P23"><text:tab/>requires auth and needs to be admin</text:p>
      <text:p text:style-name="P23"><text:tab/>request body:</text:p>
      <text:list xml:id="list1379694915" text:style-name="L3">
        <text:list-item>
          <text:p text:style-name="P3">userId</text:p>
        </text:list-item>
      </text:list>
      <text:p text:style-name="P23">Response:</text:p>
      <text:p text:style-name="P30"><text:span text:style-name="T1"><text:tab/>returns deleted users</text:span></text:p>
      <text:p text:style-name="P30"/>
      <text:p text:style-name="P4"><text:span text:style-name="T1">7. Set user privilege(POST) {{url}}/users/set-user-privileges</text:span></text:p>
      <text:p text:style-name="P23">Request:</text:p>
      <text:p text:style-name="P23"><text:tab/>requires auth and needs to be admin</text:p>
      <text:p text:style-name="P23"><text:tab/>request body:</text:p>
      <text:list xml:id="list171413324444254" text:continue-numbering="true" text:style-name="L3">
        <text:list-item>
          <text:p text:style-name="P3">userId</text:p>
        </text:list-item>
        <text:list-item>
          <text:p text:style-name="P3">isAdmin</text:p>
        </text:list-item>
      </text:list>
      <text:p text:style-name="P23">Response:</text:p>
      <text:p text:style-name="P30"><text:span text:style-name="T1"><text:tab/>returns updated user </text:span></text:p>
      <text:p text:style-name="P39"/>
      <text:p text:style-name="P4"><text:span text:style-name="T5">SELLER ROUTES </text:span></text:p>
      <text:p text:style-name="P4"><text:span text:style-name="T1">1. Set user as Seller(POST) {{url}}/sellers/register-seller</text:span></text:p>
      <text:p text:style-name="P23">Request:</text:p>
      <text:p text:style-name="P23"><text:tab/>requires auth and needs to be admin</text:p>
      <text:p text:style-name="P23"><text:tab/>request body:</text:p>
      <text:list xml:id="list171413157507811" text:continue-numbering="true" text:style-name="L3">
        <text:list-item>
          <text:p text:style-name="P3">userId</text:p>
        </text:list-item>
        <text:list-item>
          <text:p text:style-name="P3">sellerName</text:p>
        </text:list-item>
      </text:list>
      <text:p text:style-name="P23">Response:</text:p>
      <text:p text:style-name="P30"><text:span text:style-name="T5"><text:tab/></text:span><text:span text:style-name="T11">returns registered seller</text:span></text:p>
      <text:p text:style-name="P30"><text:span text:style-name="T11"/></text:p>
      <text:p text:style-name="P4"><text:span text:style-name="T1">2. Retrieve all seller(GET) <text:s/>{{url}}/sellers/all</text:span></text:p>
      <text:p text:style-name="P23">Request:</text:p>
      <text:p text:style-name="P30"><text:span text:style-name="T1"><text:tab/>none</text:span></text:p>
      <text:p text:style-name="P23">Response:</text:p>
      <text:p text:style-name="P30"><text:span text:style-name="T5"><text:tab/></text:span><text:span text:style-name="T11">returns all seller</text:span></text:p>
      <text:p text:style-name="P30"><text:span text:style-name="T11"/></text:p>
      <text:p text:style-name="P4"><text:span text:style-name="T1">3. Retrieve seller details(GET) {{url}}/sellers/:sellerId/details</text:span></text:p>
      <text:p text:style-name="P23">Request:</text:p>
      <text:p text:style-name="P23"><text:tab/>requires none</text:p>
      <text:p text:style-name="P23"><text:tab/>[OPTIONAL] requires auth and needs to be admin to get the complete information</text:p>
      <text:p text:style-name="P38"/>
      <text:p text:style-name="P23">Response:</text:p>
      <text:p text:style-name="P30"><text:span text:style-name="T5"><text:tab/></text:span><text:span text:style-name="T11">returns seller info</text:span></text:p>
      <text:p text:style-name="P39"><text:span text:style-name="T11"/></text:p>
      <text:p text:style-name="P39"><text:span text:style-name="T11"/></text:p>
      <text:p text:style-name="P39"><text:span text:style-name="T5">PRODUCTS ROUTES <text:tab/></text:span></text:p>
      <text:p text:style-name="P4"><text:span text:style-name="T1">1. Add product as admin(POST) {{url}}/products/add-product-admin</text:span></text:p>
      <text:p text:style-name="P23">Request:</text:p>
      <text:p text:style-name="P23"><text:tab/>requires auth and needs to be admin</text:p>
      <text:p text:style-name="P23"><text:tab/>request body:</text:p>
      <text:list xml:id="list171414353404878" text:continue-numbering="true" text:style-name="L3">
        <text:list-item>
          <text:p text:style-name="P3">productName</text:p>
        </text:list-item>
        <text:list-item>
          <text:p text:style-name="P3">description</text:p>
        </text:list-item>
        <text:list-item>
          <text:p text:style-name="P3">price</text:p>
        </text:list-item>
        <text:list-item>
          <text:p text:style-name="P3">stocks</text:p>
        </text:list-item>
      </text:list>
      <text:p text:style-name="P23">Response:</text:p>
      <text:p text:style-name="P30"><text:span text:style-name="T5"><text:tab/></text:span><text:span text:style-name="T11">returns added product name and id</text:span></text:p>
      <text:p text:style-name="P30"><text:span text:style-name="T11"/></text:p>
      <text:p text:style-name="P4"><text:span text:style-name="T1">2. Add product as admin(POST) {{url}}/products/add-product-seller</text:span></text:p>
      <text:p text:style-name="P23">Request:</text:p>
      <text:p text:style-name="P30"><text:span text:style-name="T1"><text:tab/>requires auth and needs to be a seller</text:span></text:p>
      <text:p text:style-name="P23"><text:tab/>request body:</text:p>
      <text:list xml:id="list171414818319882" text:continue-numbering="true" text:style-name="L3">
        <text:list-item>
          <text:p text:style-name="P3">productName</text:p>
        </text:list-item>
        <text:list-item>
          <text:p text:style-name="P3">description</text:p>
        </text:list-item>
        <text:list-item>
          <text:p text:style-name="P3">price</text:p>
        </text:list-item>
        <text:list-item>
          <text:p text:style-name="P3">stocks</text:p>
        </text:list-item>
      </text:list>
      <text:p text:style-name="P23">Response:</text:p>
      <text:p text:style-name="P30"><text:span text:style-name="T5"><text:tab/></text:span><text:span text:style-name="T11">returns added product name and id</text:span></text:p>
      <text:p text:style-name="P39"/>
      <text:p text:style-name="P4"><text:span text:style-name="T1">3. Retrieve all products(GET) {{url}}/products/all</text:span></text:p>
      <text:p text:style-name="P23">Request:</text:p>
      <text:p text:style-name="P30"><text:span text:style-name="T1"><text:tab/>none</text:span></text:p>
      <text:p text:style-name="P23">Response:</text:p>
      <text:p text:style-name="P30"><text:span text:style-name="T5"><text:tab/></text:span><text:span text:style-name="T11">returns all products</text:span></text:p>
      <text:p text:style-name="P39"><text:span text:style-name="T11"/></text:p>
      <text:p text:style-name="P4"><text:span text:style-name="T1">4. Retrieve all active products(GET) {{url}}/products/active</text:span></text:p>
      <text:p text:style-name="P23">Request:</text:p>
      <text:p text:style-name="P30"><text:span text:style-name="T1"><text:tab/>none</text:span></text:p>
      <text:p text:style-name="P23">Response:</text:p>
      <text:p text:style-name="P30"><text:span text:style-name="T5"><text:tab/></text:span><text:span text:style-name="T11">returns active products</text:span></text:p>
      <text:p text:style-name="P39"/>
      <text:p text:style-name="P4"><text:span text:style-name="T1">5. Retrieve a product(GET) {{url}}/products/:productId/details</text:span></text:p>
      <text:p text:style-name="P23">Request:</text:p>
      <text:p text:style-name="P30"><text:span text:style-name="T1"><text:tab/>none</text:span></text:p>
      <text:p text:style-name="P23">Response:</text:p>
      <text:p text:style-name="P30"><text:span text:style-name="T5"><text:tab/></text:span><text:span text:style-name="T11">returns active products</text:span></text:p>
      <text:p text:style-name="P39"/>
      <text:p text:style-name="P4"><text:span text:style-name="T1">6. Update a product(PUT) {{url}}/products/:productId/update</text:span></text:p>
      <text:p text:style-name="P23">Request:</text:p>
      <text:p text:style-name="P23"><text:tab/>requires auth and needs to be admin</text:p>
      <text:p text:style-name="P23"><text:tab/>request body (at lease one of the following):</text:p>
      <text:list xml:id="list171413587780844" text:continue-numbering="true" text:style-name="L3">
        <text:list-item>
          <text:p text:style-name="P3">productName</text:p>
        </text:list-item>
        <text:list-item>
          <text:p text:style-name="P3">description</text:p>
        </text:list-item>
        <text:list-item>
          <text:p text:style-name="P3">price</text:p>
        </text:list-item>
        <text:list-item>
          <text:p text:style-name="P3">stocks</text:p>
        </text:list-item>
      </text:list>
      <text:p text:style-name="P23">Response:</text:p>
      <text:p text:style-name="P30"><text:span text:style-name="T5"><text:tab/></text:span><text:span text:style-name="T11">returns updated product</text:span></text:p>
      <text:p text:style-name="P39"><text:span text:style-name="T11"/></text:p>
      <text:p text:style-name="P4"><text:span text:style-name="T1">7. Archive product(PUT) {{url}}/products/:productId/archive</text:span></text:p>
      <text:p text:style-name="P23">Request:</text:p>
      <text:p text:style-name="P23"><text:tab/>requires auth and needs to be admin</text:p>
      <text:p text:style-name="P23"/>
      <text:p text:style-name="P23">Response:</text:p>
      <text:p text:style-name="P30"><text:span text:style-name="T5"><text:tab/></text:span><text:span text:style-name="T11">returns added product name and id</text:span></text:p>
      <text:p text:style-name="P39"><text:span text:style-name="T11"/></text:p>
      <text:p text:style-name="P4"><text:span text:style-name="T1">8. Update a product(POST) {{url}}/products/:productId/add-review</text:span></text:p>
      <text:p text:style-name="P23">Request:</text:p>
      <text:p text:style-name="P23"><text:tab/>requires auth</text:p>
      <text:p text:style-name="P23"><text:tab/>must have bought the product and haven’t posted any reviews of the product yet</text:p>
      <text:p text:style-name="P23"><text:tab/>request body:</text:p>
      <text:list xml:id="list171413320731361" text:continue-numbering="true" text:style-name="L3">
        <text:list-item>
          <text:p text:style-name="P3">rating</text:p>
        </text:list-item>
        <text:list-item>
          <text:p text:style-name="P3">comment</text:p>
        </text:list-item>
      </text:list>
      <text:p text:style-name="P23">Response:</text:p>
      <text:p text:style-name="P30"><text:span text:style-name="T5"><text:tab/></text:span><text:span text:style-name="T11">returns posted review</text:span></text:p>
      <text:p text:style-name="P39"><text:span text:style-name="T11"/></text:p>
      <text:p text:style-name="P40"><text:span text:style-name="T6">CART</text:span><text:span text:style-name="T5"> ROUTES <text:tab/> </text:span></text:p>
      <text:p text:style-name="P7"><text:span text:style-name="T1">1. Add </text:span><text:span text:style-name="T17">item to cart</text:span><text:span text:style-name="T1">(POST) {{url}}/</text:span><text:span text:style-name="T16">cart</text:span><text:span text:style-name="T1">/add-</text:span><text:span text:style-name="T16">to-cart</text:span></text:p>
      <text:p text:style-name="P24">Request:</text:p>
      <text:p text:style-name="P24"><text:tab/>requires auth</text:p>
      <text:p text:style-name="P24"><text:tab/>request body:</text:p>
      <text:list xml:id="list171413554010441" text:continue-numbering="true" text:style-name="L3">
        <text:list-item>
          <text:p text:style-name="P8">productId</text:p>
        </text:list-item>
        <text:list-item>
          <text:p text:style-name="P8">quantity</text:p>
        </text:list-item>
      </text:list>
      <text:p text:style-name="P24">Response:</text:p>
      <text:p text:style-name="P31"><text:span text:style-name="T5"><text:tab/></text:span><text:span text:style-name="T11">returns </text:span><text:span text:style-name="T12">carted item</text:span></text:p>
      <text:p text:style-name="P31"><text:span text:style-name="T12"/></text:p>
      <text:p text:style-name="P9"><text:span text:style-name="T18">2</text:span><text:span text:style-name="T1">. </text:span><text:span text:style-name="T18">Retrieve cart items</text:span><text:span text:style-name="T1">(</text:span><text:span text:style-name="T18">GET</text:span><text:span text:style-name="T1">) {{url}}/</text:span><text:span text:style-name="T16">cart</text:span><text:span text:style-name="T1">/</text:span><text:span text:style-name="T18">my-cart</text:span></text:p>
      <text:p text:style-name="P25">Request:</text:p>
      <text:p text:style-name="P25"><text:tab/>requires aut<text:span text:style-name="T18">h</text:span></text:p>
      <text:p text:style-name="P25">Response:</text:p>
      <text:p text:style-name="P32"><text:span text:style-name="T5"><text:tab/></text:span><text:span text:style-name="T11">returns </text:span><text:span text:style-name="T13">all </text:span><text:span text:style-name="T12">carted item</text:span><text:span text:style-name="T13">s</text:span></text:p>
      <text:p text:style-name="P41"><text:span text:style-name="T13"/></text:p>
      <text:p text:style-name="P10"><text:span text:style-name="T19">3</text:span><text:span text:style-name="T1">. </text:span><text:span text:style-name="T19">Remove</text:span><text:span text:style-name="T18"> cart items</text:span><text:span text:style-name="T1">(</text:span><text:span text:style-name="T20">PUT</text:span><text:span text:style-name="T1">) {{url}}/</text:span><text:span text:style-name="T16">cart</text:span><text:span text:style-name="T1">/</text:span><text:span text:style-name="T19">remove-cart-items</text:span></text:p>
      <text:p text:style-name="P26">Request:</text:p>
      <text:p text:style-name="P26"><text:tab/>requires aut<text:span text:style-name="T18">h</text:span></text:p>
      <text:p text:style-name="P26"><text:tab/><text:span text:style-name="T19">request body:</text:span></text:p>
      <text:list xml:id="list1504085689" text:style-name="L4">
        <text:list-item>
          <text:p text:style-name="P11">cartItem – Array of cart item ids</text:p>
        </text:list-item>
      </text:list>
      <text:p text:style-name="P26"><text:tab/></text:p>
      <text:p text:style-name="P26">Response:</text:p>
      <text:p text:style-name="P33"><text:span text:style-name="T5"><text:tab/></text:span><text:span text:style-name="T11">returns </text:span><text:span text:style-name="T14">current cart items</text:span></text:p>
      <text:p text:style-name="P33"><text:span text:style-name="T14"/></text:p>
      <text:p text:style-name="P42"><text:span text:style-name="T7">ORDER</text:span><text:span text:style-name="T5"> ROUTES <text:tab/></text:span></text:p>
      <text:p text:style-name="P14"><text:span text:style-name="T22">1</text:span><text:span text:style-name="T1">.</text:span><text:span text:style-name="T22">Check out products</text:span><text:span text:style-name="T1">(</text:span><text:span text:style-name="T22">POST</text:span><text:span text:style-name="T1">) {{url}}/</text:span><text:span text:style-name="T22">orders</text:span><text:span text:style-name="T1">/</text:span><text:span text:style-name="T22">check-out</text:span></text:p>
      <text:p text:style-name="P27">Request:</text:p>
      <text:p text:style-name="P27"><text:tab/>requires aut<text:span text:style-name="T18">h</text:span></text:p>
      <text:p text:style-name="P27"><text:tab/><text:span text:style-name="T19">request body:</text:span></text:p>
      <text:p text:style-name="P27"><text:tab/><text:tab/><text:span text:style-name="T23">There are two options:</text:span></text:p>
      <text:p text:style-name="P27"><text:tab/><text:tab/><text:tab/><text:span text:style-name="T23">Option 1 – </text:span><text:span text:style-name="T24">if you check out items from cart</text:span></text:p>
      <text:p text:style-name="P27"><text:tab/><text:tab/><text:tab/><text:span text:style-name="T24">Option 2 – if you directly check out from the product page</text:span></text:p>
      <text:p text:style-name="P27"/>
      <text:p text:style-name="P27"><text:tab/><text:tab/><text:span text:style-name="T24">Option 1 request body:</text:span></text:p>
      <text:list xml:id="list3827040384" text:style-name="L6">
        <text:list-item>
          <text:p text:style-name="P15"><text:span text:style-name="T19">cartItem</text:span><text:span text:style-name="T24">Id</text:span><text:span text:style-name="T19"> – Array of cart item ids</text:span></text:p>
        </text:list-item>
      </text:list>
      <text:list xml:id="list171413795421848" text:continue-list="list1504085689" text:style-name="L4">
        <text:list-item>
          <text:list>
            <text:list-item>
              <text:list>
                <text:list-header>
                  <text:p text:style-name="P12"/>
                </text:list-header>
              </text:list>
            </text:list-item>
          </text:list>
        </text:list-item>
      </text:list>
      <text:p text:style-name="P13"><text:tab/><text:tab/><text:tab/><text:span text:style-name="T25">Option 2 request body:</text:span></text:p>
      <text:list xml:id="list712874122" text:style-name="L5">
        <text:list-item>
          <text:p text:style-name="P16">productId – Array of product ids</text:p>
        </text:list-item>
        <text:list-item>
          <text:p text:style-name="P16">quantity – Array of quantities </text:p>
          <text:p text:style-name="P16"/>
        </text:list-item>
      </text:list>
      <text:p text:style-name="P17"><text:span text:style-name="T26"><text:tab/><text:tab/><text:tab/><text:tab/></text:span><text:span text:style-name="T9">note: both arrays must match in length</text:span></text:p>
      <text:p text:style-name="P17"><text:span text:style-name="T9"><text:tab/><text:tab/><text:tab/><text:tab/> <text:s text:c="8"/></text:span><text:span text:style-name="T10">each</text:span><text:span text:style-name="T9"> index </text:span><text:span text:style-name="T10">must </text:span><text:span text:style-name="T9">correspond to a single check out</text:span><text:span text:style-name="T26"><text:tab/> </text:span></text:p>
      <text:p text:style-name="P27"><text:tab/></text:p>
      <text:p text:style-name="P27">Response:</text:p>
      <text:p text:style-name="P34"><text:span text:style-name="T5"><text:tab/></text:span><text:span text:style-name="T11">returns </text:span><text:span text:style-name="T15">ordered products</text:span></text:p>
      <text:p text:style-name="P43"/>
      <text:p text:style-name="P18"><text:span text:style-name="T27">2</text:span><text:span text:style-name="T1">.</text:span><text:span text:style-name="T32">R</text:span><text:span text:style-name="T28">etrieve ordered</text:span><text:span text:style-name="T22"> products</text:span><text:span text:style-name="T1">(</text:span><text:span text:style-name="T28">GET</text:span><text:span text:style-name="T1">) {{url}}/</text:span><text:span text:style-name="T22">orders</text:span><text:span text:style-name="T1">/</text:span><text:span text:style-name="T22">check-out</text:span></text:p>
      <text:p text:style-name="P28">Request:</text:p>
      <text:p text:style-name="P28"><text:tab/>requires aut<text:span text:style-name="T18">h</text:span></text:p>
      <text:p text:style-name="P35">Response: </text:p>
      <text:p text:style-name="P35"><text:tab/>returns all ordered products <text:span text:style-name="T30">of the logged user</text:span></text:p>
      <text:p text:style-name="P44"/>
      <text:p text:style-name="P46"/>
      <text:p text:style-name="P19"><text:span text:style-name="T29">3</text:span><text:span text:style-name="T1">.</text:span><text:span text:style-name="T32">R</text:span><text:span text:style-name="T28">etrieve ordered</text:span><text:span text:style-name="T22"> products</text:span><text:span text:style-name="T1">(</text:span><text:span text:style-name="T28">GET</text:span><text:span text:style-name="T1">) {{url}}/</text:span><text:span text:style-name="T22">orders</text:span><text:span text:style-name="T1">/</text:span><text:span text:style-name="T22">check-out</text:span></text:p>
      <text:p text:style-name="P29">Request:</text:p>
      <text:p text:style-name="P29"><text:tab/>requires aut<text:span text:style-name="T18">h </text:span><text:span text:style-name="T29">and must be an admin</text:span></text:p>
      <text:p text:style-name="P36">Response: </text:p>
      <text:p text:style-name="P36"><text:tab/>returns all ordered products <text:span text:style-name="T31">from all users</text:span></text:p>
      <text:p text:style-name="P45"/>
      <text:p text:style-name="P43"><text:span text:style-name="T15"/></text:p>
      <text:p text:style-name="P31"><text:span text:style-name="T11"/></text:p>
      <text:p text:style-name="P39"><text:span text:style-name="T11"/></text:p>
      <text:p text:style-name="P39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Inter" svg:font-family="Inter, system-ui, apple-system, BlinkMacSystemFont, 'Segoe UI', Roboto, Oxygen, Ubuntu, Cantarell, 'Fira Sans', 'Droid Sans', Helvetica, Arial, sans-serif"/>
    <style:font-face style:name="Lohit Devanagari1" svg:font-family="'Lohit Devanagari'"/>
    <style:font-face style:name="Caladea" svg:font-family="Caladea" style:font-family-generic="roman"/>
    <style:font-face style:name="Carlito" svg:font-family="Carlito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rlito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3:49:16.731428080</meta:creation-date>
    <dc:date>2023-03-14T16:49:30.725093587</dc:date>
    <meta:editing-duration>PT2H59M29S</meta:editing-duration>
    <meta:editing-cycles>97</meta:editing-cycles>
    <meta:generator>LibreOffice/6.4.7.2$Linux_X86_64 LibreOffice_project/40$Build-2</meta:generator>
    <meta:document-statistic meta:table-count="0" meta:image-count="0" meta:object-count="0" meta:page-count="1" meta:paragraph-count="190" meta:word-count="600" meta:character-count="4218" meta:non-whitespace-character-count="3724"/>
  </office:meta>
</office:document-meta>
</file>